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86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color="#ccccff"/>
    </style:style>
    <style:style style:name="T5" style:family="text">
      <style:text-properties fo:color="#ccccff"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§1.1-1.15</presentation:footer-decl>
      <presentation:footer-decl presentation:name="ftr2">CMPTxxxx</presentation:footer-decl>
      <presentation:date-time-decl presentation:name="dtd1" presentation:source="fixed">15 January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A First Java Program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5 Jan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nguages</text:span>: machine, assembly, high-level</text:p>
              </text:list-item>
            </text:list>
            <text:list text:style-name="L3">
              <text:list-item>
                <text:p text:style-name="P3">Java code <text:span text:style-name="T1">translation</text:span></text:p>
              </text:list-item>
            </text:list>
            <text:list text:style-name="L3">
              <text:list-item>
                <text:p text:style-name="P3"><text:span text:style-name="T1">JDK</text:span> vs. <text:span text:style-name="T1">JRE</text:span></text:p>
              </text:list-item>
            </text:list>
            <text:list text:style-name="L3">
              <text:list-item>
                <text:p text:style-name="P3">A first Java <text:span text:style-name="T1">program</text:span></text:p>
              </text:list-item>
            </text:list>
            <text:list text:style-name="L3">
              <text:list-item>
                <text:p text:style-name="P3"><text:span text:style-name="T1">Comments</text:span> and <text:span text:style-name="T1">doc-comments</text:span></text:p>
              </text:list-item>
            </text:list>
            <text:list text:style-name="L3">
              <text:list-item>
                <text:p text:style-name="P3"><text:span text:style-name="T1">Compiling</text:span> and <text:span text:style-name="T1">running</text:span> a Java program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: Languages</text:p>
          </draw:text-box>
        </draw:frame>
        <draw:frame presentation:style-name="pr7" draw:text-style-name="P3" draw:layer="layout" svg:width="25.199cm" svg:height="14.668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Machine</text:span> language</text:p>
              </text:list-item>
            </text:list>
            <text:list text:style-name="L3">
              <text:list-item>
                <text:list>
                  <text:list-item>
                    <text:p text:style-name="P4">“<text:span text:style-name="T2">Native tongue</text:span>” of computer (CPU, etc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ighly <text:span text:style-name="T2">specific</text:span> to machine (Pentium, Itanium..)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Assembly</text:span> language</text:p>
              </text:list-item>
            </text:list>
            <text:list text:style-name="L3">
              <text:list-item>
                <text:list>
                  <text:list-item>
                    <text:p text:style-name="P4">English-like <text:span text:style-name="T2">abbreviations</text:span> for operation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High-level </text:span>language</text:p>
              </text:list-item>
            </text:list>
            <text:list text:style-name="L3">
              <text:list-item>
                <text:list>
                  <text:list-item>
                    <text:p text:style-name="P4">More “<text:span text:style-name="T2">English-like</text:span>” instru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mmon operations: arithmetic, I/O, etc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mpiler</text:span> converts to machine languag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Interpreter</text:span>: execute high-level progs <text:span text:style-name="T2">w/o</text:span> compi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Java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Originally for <text:span text:style-name="T1">consumer electronic</text:span> devices</text:p>
              </text:list-item>
            </text:list>
            <text:list text:style-name="L3">
              <text:list-item>
                <text:p text:style-name="P3">Then dynamic <text:span text:style-name="T1">Web</text:span> content (<text:span text:style-name="T2">client-side</text:span>)</text:p>
              </text:list-item>
            </text:list>
            <text:list text:style-name="L3">
              <text:list-item>
                <text:p text:style-name="P3">Now also used for</text:p>
              </text:list-item>
            </text:list>
            <text:list text:style-name="L3">
              <text:list-item>
                <text:list>
                  <text:list-item>
                    <text:p text:style-name="P4">Large scale <text:span text:style-name="T1">enterprise</text:span> applic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eb <text:span text:style-name="T1">server</text:span> functionality (<text:span text:style-name="T2">server-side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nsumer <text:span text:style-name="T1">devices</text:span> (<text:span text:style-name="T2">cell, Palm</text:span>, etc.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Java code translation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Edit</text:span>: <text:span text:style-name="T2">programmer</text:span> writes <text:span text:style-name="T1">program</text:span></text:p>
              </text:list-item>
            </text:list>
            <text:list text:style-name="L3">
              <text:list-item>
                <text:list>
                  <text:list-item>
                    <text:p text:style-name="P4">IDE: Eclipse, NetBeans, plain-text editor, etc.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ompile</text:span>: <text:span text:style-name="T2">compiler</text:span> translates to <text:span text:style-name="T1">bytecode</text:span></text:p>
              </text:list-item>
            </text:list>
            <text:list text:style-name="L3">
              <text:list-item>
                <text:list>
                  <text:list-item>
                    <text:p text:style-name="P4">Machine-independen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oad</text:span>: class <text:span text:style-name="T2">loader</text:span> stores bytecodes in RAM</text:p>
              </text:list-item>
            </text:list>
            <text:list text:style-name="L3">
              <text:list-item>
                <text:p text:style-name="P3"><text:span text:style-name="T1">Verify</text:span>: check security (e.g., www)</text:p>
              </text:list-item>
            </text:list>
            <text:list text:style-name="L3">
              <text:list-item>
                <text:p text:style-name="P3"><text:span text:style-name="T1">Execute</text:span>: <text:span text:style-name="T2">interpreter</text:span> translates bytecodes into <text:span text:style-name="T1">machine languag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Java packages: JDK vs. JRE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JRE: Java Runtime Environment</text:span></text:p>
              </text:list-item>
            </text:list>
            <text:list text:style-name="L3">
              <text:list-item>
                <text:list>
                  <text:list-item>
                    <text:p text:style-name="P4">Everything you need to <text:span text:style-name="T1">run</text:span> other people's compiled Java progra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terpreter</text:span> translates bytecode to machine language: <text:span text:style-name="T2">java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JDK: Java Development Kit</text:span></text:p>
              </text:list-item>
            </text:list>
            <text:list text:style-name="L3">
              <text:list-item>
                <text:list>
                  <text:list-item>
                    <text:p text:style-name="P4">JRE plus everything you need to <text:span text:style-name="T1">write</text:span> your own Java progra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mpiler</text:span> translates Java to bytecode: <text:span text:style-name="T2">javac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On </text:span><text:span text:style-name="T4"><text:a xlink:href="http://java.sun.com/javase/downloads/">java.sun.com</text:a></text:span><text:span text:style-name="T3"> or Deitel textbook's CD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Java is object-oriented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Everything is an <text:span text:style-name="T1">object</text:span></text:p>
              </text:list-item>
            </text:list>
            <text:list text:style-name="L3">
              <text:list-item>
                <text:list>
                  <text:list-item>
                    <text:p text:style-name="P4">Objects are instances of <text:span text:style-name="T1">classes</text:span></text:p>
                  </text:list-item>
                </text:list>
              </text:list-item>
            </text:list>
            <text:list text:style-name="L3">
              <text:list-item>
                <text:p text:style-name="P3">Write your program by <text:span text:style-name="T1">defining</text:span> classe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ttributes</text:span> (variables; dat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ethods</text:span> (behaviour; function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terfaces</text:span> (collections of method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 class may implement more than one interfa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n interface may be implemented by more than one cla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 first Java program</text:p>
          </draw:text-box>
        </draw:frame>
        <draw:frame presentation:style-name="pr5" draw:text-style-name="P3" draw:layer="layout" svg:width="25.199cm" svg:height="14.267cm" svg:x="1.329cm" svg:y="4.542cm" presentation:class="outline" presentation:user-transformed="true">
          <draw:text-box>
            <text:list text:style-name="L3">
              <text:list-item>
                <text:p text:style-name="P3">(see <text:span text:style-name="T5"><text:a xlink:href="http://cmpt167.seanho.com/java/HelloWorld.java">HelloWorld.java</text:a></text:span><text:span text:style-name="T3">)</text:span></text:p>
              </text:list-item>
            </text:list>
            <text:list text:style-name="L3">
              <text:list-item>
                <text:p text:style-name="P3"><text:span text:style-name="T3">Rule of thumb is </text:span><text:span text:style-name="T1">one public class per file</text:span><text:span text:style-name="T3">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ame </text:span><text:span text:style-name="T1">name</text:span><text:span text:style-name="T3"> as the *.java 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ometimes can have small </text:span><text:span text:style-name="T1">helper</text:span><text:span text:style-name="T3"> classes, too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The </text:span><text:span text:style-name="T1">main()</text:span><text:span text:style-name="T3"> method begins execu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Like C/C++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Declare it </text:span><text:span text:style-name="T1">public</text:span><text:span text:style-name="T3"> and </text:span><text:span text:style-name="T1">static</text:span><text:span text:style-name="T3">, return type </text:span><text:span text:style-name="T1">voi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Public means other classes can </text:span><text:span text:style-name="T1">see</text:span><text:span text:style-name="T3"> i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We'll get to public and other keywords la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mments and doc-comment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Comments</text:span> can either be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</text:span>-style: <text:span text:style-name="T2">/* hi there! *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++</text:span> - style: <text:span text:style-name="T2">// hi there!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Doc-comments</text:span> start with <text:span text:style-name="T2">/**</text:span> (note <text:span text:style-name="T1">two</text:span> stars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tructured</text:span> comments can be interpreted by <text:span text:style-name="T2">javado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milar to Python <text:span text:style-name="T1">docstring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@keywords</text:span>: e.g., <text:span text:style-name="T2">@author</text:span>, <text:span text:style-name="T2">@copyrigh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re/post-conditions</text:span>: <text:span text:style-name="T2">@param</text:span>, <text:span text:style-name="T2">@return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mpile and run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Compile</text:span>: <text:span text:style-name="T2">javac HelloWorld.java</text:span></text:p>
              </text:list-item>
            </text:list>
            <text:list text:style-name="L3">
              <text:list-item>
                <text:p text:style-name="P3"><text:span text:style-name="T1">Run</text:span>: <text:span text:style-name="T2">java HelloWorld</text:span><text:line-break/></text:p>
              </text:list-item>
            </text:list>
            <text:list text:style-name="L3">
              <text:list-item>
                <text:p text:style-name="P3">This gets a bit more complicated in a fancy <text:span text:style-name="T1">IDE</text:span> like Eclipse or NetBeans; see the Eclipse intro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1a</text:span> due next week Wed <text:span text:style-name="T2">24Jan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election</text:span> struct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Java <text:span text:style-name="T1">Applet</text:span>: see “<text:span text:style-name="T2">Lab0</text:span>” (Addition) <text:span text:style-name="T1">template</text:span> lab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ab1b</text:span> due Wed <text:span text:style-name="T2">31Jan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petition</text:span> structur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8cm" svg:x="0.434cm" svg:y="18.74cm" svg:viewBox="0 0 147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3cm" svg:height="0.463cm" svg:x="0.825cm" svg:y="18.728cm" svg:viewBox="0 0 284 464" svg:d="m98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6cm" svg:x="0.1cm" svg:y="19.17cm" svg:viewBox="0 0 592 397" svg:d="m28 12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7cm" svg:x="0.422cm" svg:y="18.671cm" svg:viewBox="0 0 173 438" svg:d="m73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5cm" svg:x="3.769cm" svg:y="20.382cm" svg:viewBox="0 0 364 516" svg:d="m16 137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5cm" svg:x="3.769cm" svg:y="20.382cm" svg:viewBox="0 0 364 516" svg:d="m16 137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6cm" svg:height="0.515cm" svg:x="2.554cm" svg:y="19.774cm" svg:viewBox="0 0 377 516" svg:d="m32 138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5cm" svg:x="2.554cm" svg:y="19.774cm" svg:viewBox="0 0 377 516" svg:d="m32 138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8cm" svg:x="0.435cm" svg:y="18.74cm" svg:viewBox="0 0 147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3cm" svg:height="0.463cm" svg:x="0.826cm" svg:y="18.728cm" svg:viewBox="0 0 284 464" svg:d="m98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6cm" svg:x="0.101cm" svg:y="19.17cm" svg:viewBox="0 0 592 397" svg:d="m28 12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7cm" svg:x="0.423cm" svg:y="18.671cm" svg:viewBox="0 0 173 438" svg:d="m73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5cm" svg:x="3.77cm" svg:y="20.382cm" svg:viewBox="0 0 364 516" svg:d="m16 137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5cm" svg:x="3.77cm" svg:y="20.382cm" svg:viewBox="0 0 364 516" svg:d="m16 137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6cm" svg:height="0.515cm" svg:x="2.555cm" svg:y="19.774cm" svg:viewBox="0 0 377 516" svg:d="m32 138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5cm" svg:x="2.555cm" svg:y="19.774cm" svg:viewBox="0 0 377 516" svg:d="m32 138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15T12:24:22</meta:creation-date>
    <dc:creator>Sean Ho</dc:creator>
    <dc:date>2007-01-15T13:02:50</dc:date>
    <dc:language>en-US</dc:language>
    <meta:editing-cycles>6</meta:editing-cycles>
    <meta:editing-duration>PT38M29S</meta:editing-duration>
    <meta:user-defined meta:name="Info 1"/>
    <meta:user-defined meta:name="Info 2"/>
    <meta:user-defined meta:name="Info 3"/>
    <meta:user-defined meta:name="Info 4"/>
    <meta:document-statistic meta:object-count="201"/>
  </office:meta>
</office:document-meta>
</file>